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0pt" style:font-size-asian="10pt"/>
    </style:style>
    <style:style style:name="TableColumn3" style:family="table-column">
      <style:table-column-properties style:column-width="6.493in"/>
    </style:style>
    <style:style style:name="Table2" style:family="table">
      <style:table-properties style:width="6.493in" style:rel-width="100%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6" style:parent-style-name="Normal" style:family="paragraph">
      <style:paragraph-properties style:text-autospace="none" fo:margin-bottom="0in" fo:line-height="100%"/>
      <style:text-properties style:font-name="Consolas" style:font-name-complex="Consolas" fo:color="#008000" fo:font-size="9.5pt" style:font-size-asian="9.5pt" style:font-size-complex="9.5pt"/>
    </style:style>
    <style:style style:name="P7" style:parent-style-name="Normal" style:family="paragraph">
      <style:paragraph-properties style:text-autospace="none" fo:margin-bottom="0in" fo:line-height="100%"/>
      <style:text-properties style:font-name="Consolas" style:font-name-complex="Consolas" fo:color="#008000" fo:font-size="9.5pt" style:font-size-asian="9.5pt" style:font-size-complex="9.5pt"/>
    </style:style>
    <style:style style:name="P8" style:parent-style-name="Normal" style:family="paragraph">
      <style:paragraph-properties style:text-autospace="none" fo:margin-bottom="0in" fo:line-height="100%"/>
      <style:text-properties style:font-name="Consolas" style:font-name-complex="Consolas" fo:color="#008000" fo:font-size="9.5pt" style:font-size-asian="9.5pt" style:font-size-complex="9.5pt"/>
    </style:style>
    <style:style style:name="P9" style:parent-style-name="Normal" style:family="paragraph">
      <style:paragraph-properties style:text-autospace="none" fo:margin-bottom="0in" fo:line-height="100%"/>
      <style:text-properties style:font-name="Consolas" style:font-name-complex="Consolas" fo:color="#008000" fo:font-size="9.5pt" style:font-size-asian="9.5pt" style:font-size-complex="9.5pt"/>
    </style:style>
    <style:style style:name="P10" style:parent-style-name="Normal" style:family="paragraph">
      <style:paragraph-properties style:text-autospace="none" fo:margin-bottom="0in" fo:line-height="100%"/>
    </style:style>
    <style:style style:name="T11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" style:parent-style-name="Normal" style:family="paragraph">
      <style:paragraph-properties style:text-autospace="none" fo:margin-bottom="0in" fo:line-height="100%"/>
    </style:style>
    <style:style style:name="T1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7" style:parent-style-name="Normal" style:family="paragraph">
      <style:paragraph-properties style:text-autospace="none" fo:margin-bottom="0in" fo:line-height="100%"/>
    </style:style>
    <style:style style:name="T1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1" style:parent-style-name="Normal" style:family="paragraph">
      <style:paragraph-properties style:text-autospace="none" fo:margin-bottom="0in" fo:line-height="100%"/>
    </style:style>
    <style:style style:name="T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P2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9" style:parent-style-name="Normal" style:family="paragraph">
      <style:paragraph-properties style:text-autospace="none" fo:margin-bottom="0in" fo:line-height="100%"/>
    </style:style>
    <style:style style:name="T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P3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3" style:parent-style-name="Normal" style:family="paragraph">
      <style:paragraph-properties style:text-autospace="none" fo:margin-bottom="0in" fo:line-height="100%"/>
    </style:style>
    <style:style style:name="T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8" style:parent-style-name="Normal" style:family="paragraph">
      <style:paragraph-properties style:text-autospace="none" fo:margin-bottom="0in" fo:line-height="100%"/>
    </style:style>
    <style:style style:name="T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9" style:parent-style-name="Normal" style:family="paragraph">
      <style:paragraph-properties style:text-autospace="none" fo:margin-bottom="0in" fo:line-height="100%"/>
    </style:style>
    <style:style style:name="T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5" style:parent-style-name="Normal" style:family="paragraph">
      <style:paragraph-properties style:text-autospace="none" fo:margin-bottom="0in" fo:line-height="100%"/>
    </style:style>
    <style:style style:name="T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4" style:parent-style-name="Normal" style:family="paragraph">
      <style:paragraph-properties style:text-autospace="none" fo:margin-bottom="0in" fo:line-height="100%"/>
    </style:style>
    <style:style style:name="T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6" style:parent-style-name="Normal" style:family="paragraph">
      <style:paragraph-properties fo:margin-bottom="0in" fo:line-height="100%"/>
    </style:style>
    <style:style style:name="T1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</office:automatic-styles>
  <office:body>
    <office:text text:use-soft-page-breaks="true">
      <text:p text:style-name="P1">C# Code copied directly from Visual Studio into an<text:s/>empty 1x1<text:s/>table<text:s/>with<text:s/>gray background shading<text:s/>added: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/*</text:p>
            <text:p text:style-name="P7">DDDN.OdtToHtml.OdtStyleToStyle</text:p>
            <text:p text:style-name="P8">- This program is free software; you can redistribute it and/or<text:s/>modify it under the terms of the</text:p>
            <text:p text:style-name="P9">GNU General Public License as published by the Free Software Foundation; version 2 of the License.</text:p>
            <text:p text:style-name="P10"><text:span text:style-name="T11">*/</text:span></text:p>
            <text:p text:style-name="P12"/>
            <text:p text:style-name="P13"><text:span text:style-name="T14">using</text:span><text:span text:style-name="T15"><text:s/>System.Collections.Generic;</text:span></text:p>
            <text:p text:style-name="P16"/>
            <text:p text:style-name="P17"><text:span text:style-name="T18">namespace</text:span><text:span text:style-name="T19"><text:s/>DDDN.OdtToHtml</text:span></text:p>
            <text:p text:style-name="P20">{</text:p>
            <text:p text:style-name="P21"><text:span text:style-name="T22"><text:tab/></text:span><text:span text:style-name="T23">public</text:span><text:span text:style-name="T24"><text:s/></text:span><text:span text:style-name="T25">class</text:span><text:span text:style-name="T26"><text:s/></text:span><text:span text:style-name="T27">OdtStyleToStyle</text:span></text:p>
            <text:p text:style-name="P28"><text:tab/>{</text:p>
            <text:p text:style-name="P29"><text:span text:style-name="T30"><text:tab/></text:span><text:span text:style-name="T31"><text:tab/></text:span><text:span text:style-name="T32">public</text:span><text:span text:style-name="T33"><text:s/></text:span><text:span text:style-name="T34">enum</text:span><text:span text:style-name="T35"><text:s/></text:span><text:span text:style-name="T36">RelativeTo</text:span></text:p>
            <text:p text:style-name="P37"><text:tab/><text:tab/>{</text:p>
            <text:p text:style-name="P38"><text:tab/><text:tab/><text:tab/>None,</text:p>
            <text:p text:style-name="P39"><text:tab/><text:tab/><text:tab/>Width,</text:p>
            <text:p text:style-name="P40"><text:tab/><text:tab/><text:tab/>Height</text:p>
            <text:p text:style-name="P41"><text:tab/><text:tab/>}</text:p>
            <text:p text:style-name="P42"/>
            <text:p text:style-name="P43"><text:span text:style-name="T44"><text:tab/></text:span><text:span text:style-name="T45"><text:tab/></text:span><text:span text:style-name="T46">public</text:span><text:span text:style-name="T47"><text:s/>List&lt;</text:span><text:span text:style-name="T48">string</text:span><text:span text:style-name="T49">&gt; OdtAttrNames {<text:s/></text:span><text:span text:style-name="T50">get</text:span><text:span text:style-name="T51">;<text:s/></text:span><text:span text:style-name="T52">set</text:span><text:span text:style-name="T53">; } =<text:s/></text:span><text:span text:style-name="T54">new</text:span><text:span text:style-name="T55"><text:s/>List&lt;</text:span><text:span text:style-name="T56">string</text:span><text:span text:style-name="T57">&gt;();</text:span></text:p>
            <text:p text:style-name="P58"><text:span text:style-name="T59"><text:tab/></text:span><text:span text:style-name="T60"><text:tab/></text:span><text:span text:style-name="T61">public</text:span><text:span text:style-name="T62"><text:s/></text:span><text:span text:style-name="T63">string</text:span><text:span text:style-name="T64"><text:s/>CssPropName {<text:s/></text:span><text:span text:style-name="T65">get</text:span><text:span text:style-name="T66">;<text:s/></text:span><text:span text:style-name="T67">set</text:span><text:span text:style-name="T68">; }</text:span></text:p>
            <text:p text:style-name="P69"><text:span text:style-name="T70"><text:tab/></text:span><text:span text:style-name="T71"><text:tab/></text:span><text:span text:style-name="T72">public</text:span><text:span text:style-name="T73"><text:s/>List&lt;</text:span><text:span text:style-name="T74">string</text:span><text:span text:style-name="T75">&gt;</text:span><text:span text:style-name="T76"><text:s/>OverridableBy {<text:s/></text:span><text:span text:style-name="T77">get</text:span><text:span text:style-name="T78">;<text:s/></text:span><text:span text:style-name="T79">set</text:span><text:span text:style-name="T80">; } =<text:s/></text:span><text:span text:style-name="T81">new</text:span><text:span text:style-name="T82"><text:s/>List&lt;</text:span><text:span text:style-name="T83">string</text:span><text:span text:style-name="T84">&gt;();</text:span></text:p>
            <text:p text:style-name="P85"><text:span text:style-name="T86"><text:tab/></text:span><text:span text:style-name="T87"><text:tab/></text:span><text:span text:style-name="T88">public</text:span><text:span text:style-name="T89"><text:s/>RelativeTo AsPercentageTo {<text:s/></text:span><text:span text:style-name="T90">get</text:span><text:span text:style-name="T91">;<text:s/></text:span><text:span text:style-name="T92">set</text:span><text:span text:style-name="T93">; }</text:span></text:p>
            <text:p text:style-name="P94"><text:span text:style-name="T95"><text:tab/></text:span><text:span text:style-name="T96"><text:tab/></text:span><text:span text:style-name="T97">public</text:span><text:span text:style-name="T98"><text:s/>List&lt;OdtTransValueToValue&gt; ValueToValue {<text:s/></text:span><text:span text:style-name="T99">get</text:span><text:span text:style-name="T100">;<text:s/></text:span><text:span text:style-name="T101">set</text:span><text:span text:style-name="T102">; } =<text:s/></text:span><text:span text:style-name="T103">new</text:span><text:span text:style-name="T104"><text:s/>List&lt;OdtTransValueToValue&gt;();</text:span></text:p>
            <text:p text:style-name="P105"><text:tab/>}</text:p>
            <text:p text:style-name="P106"><text:span text:style-name="T107">}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</meta:initial-creator>
    <dc:creator>Lukasz</dc:creator>
    <meta:creation-date>2018-02-10T10:28:00Z</meta:creation-date>
    <dc:date>2018-02-10T12:19:00Z</dc:date>
    <meta:template xlink:href="Normal.dotm" xlink:type="simple"/>
    <meta:editing-cycles>9</meta:editing-cycles>
    <meta:editing-duration>PT300S</meta:editing-duration>
    <meta:document-statistic meta:page-count="1" meta:paragraph-count="1" meta:word-count="124" meta:character-count="834" meta:row-count="5" meta:non-whitespace-character-count="711"/>
  </office:meta>
</office:document-meta>
</file>